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<text:a xlink:href="https://portal.bsum.edu.ng/checkAdmission.jsp" office:target-frame-name="_top" xlink:show="replace"><text:span text:style-name="Hyperlink">https://portal.bsum.edu.ng/checkAdmission.jsp</text:span></text:a></text:p>
      <text:p text:style-name="Normal">https://portal.bsum.edu.ng/checkAdmLetter.jsp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2347030829081</meta:initial-creator>
    <dc:creator>2347030829081</dc:creator>
    <meta:creation-date>2022-04-27T16:19:00Z</meta:creation-date>
    <dc:date>2022-04-27T16:19:00Z</dc:date>
    <meta:template xlink:href="Normal.dotm" xlink:type="simple"/>
    <meta:editing-cycles>2</meta:editing-cycles>
    <meta:editing-duration>PT60S</meta:editing-duration>
    <meta:document-statistic meta:page-count="1" meta:paragraph-count="1" meta:word-count="22" meta:character-count="153" meta:row-count="1" meta:non-whitespace-character-count="132"/>
  </office:meta>
</office:document-meta>
</file>